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.46784in" fo:margin-right="0in" fo:text-indent="-0.46784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.46784in" fo:margin-right="0in" fo:text-indent="-0.46784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1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-0.00014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4921in" fo:padding-bottom="0.04921in" fo:padding-left="0.04921in" fo:padding-right="0.0492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0.98in" fo:margin-left="0.46299in" fo:margin-right="0in" fo:text-indent="-0.34724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3556in" style:font-size-asian="0.43556in" style:font-size-complex="0.43556in" fo:letter-spacing="-0.01361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35088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.76754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76754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.35088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single" style:text-underline-style="solid" style:text-underline-width="auto" style:text-underline-color="#0000ff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.18421in" fo:margin-right="0in" fo:text-indent="-0.35088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46784in" fo:margin-right="0in" fo:text-indent="-0.46784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35088in"/>
        <style:text-properties fo:font-size="100%"/>
      </text:list-level-style-bullet>
      <text:list-level-style-bullet text:level="2" text:bullet-char="•">
        <style:list-level-properties text:space-before="0in" text:min-label-width="0.35088in"/>
        <style:text-properties fo:font-size="100%"/>
      </text:list-level-style-bullet>
      <text:list-level-style-bullet text:level="3" text:bullet-char="•">
        <style:list-level-properties text:space-before="0in" text:min-label-width="0.35088in"/>
        <style:text-properties fo:font-size="100%"/>
      </text:list-level-style-bullet>
      <text:list-level-style-bullet text:level="4" text:bullet-char="•">
        <style:list-level-properties text:space-before="0in" text:min-label-width="0.35088in"/>
        <style:text-properties fo:font-size="100%"/>
      </text:list-level-style-bullet>
      <text:list-level-style-bullet text:level="5" text:bullet-char="•">
        <style:list-level-properties text:space-before="0in" text:min-label-width="0.35088in"/>
        <style:text-properties fo:font-size="100%"/>
      </text:list-level-style-bullet>
      <text:list-level-style-bullet text:level="6" text:bullet-char="•">
        <style:list-level-properties text:space-before="0in" text:min-label-width="0.35088in"/>
        <style:text-properties fo:font-size="100%"/>
      </text:list-level-style-bullet>
      <text:list-level-style-bullet text:level="7" text:bullet-char="•">
        <style:list-level-properties text:space-before="0in" text:min-label-width="0.35088in"/>
        <style:text-properties fo:font-size="100%"/>
      </text:list-level-style-bullet>
      <text:list-level-style-bullet text:level="8" text:bullet-char="•">
        <style:list-level-properties text:space-before="0in" text:min-label-width="0.35088in"/>
        <style:text-properties fo:font-size="100%"/>
      </text:list-level-style-bullet>
      <text:list-level-style-bullet text:level="9" text:bullet-char="•">
        <style:list-level-properties text:space-before="0in" text:min-label-width="0.35088in"/>
        <style:text-properties fo:font-size="100%"/>
      </text:list-level-style-bullet>
    </text:list-style>
    <text:list-style style:name="a68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3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3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8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3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8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3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9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40">
      <text:list-level-style-number text:level="1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2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3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4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5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6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7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8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9" style:num-format="1" style:num-suffix=".">
        <style:list-level-properties text:space-before="0in" text:min-label-width="0.46784in"/>
        <style:text-properties fo:font-size="100%"/>
      </text:list-level-style-number>
    </text:list-style>
    <text:list-style style:name="a66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43">
      <text:list-level-style-number text:level="1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2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3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4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5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6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7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8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9" style:num-format="1" style:num-suffix=".">
        <style:list-level-properties text:space-before="0in" text:min-label-width="0.46784in"/>
        <style:text-properties fo:font-size="100%"/>
      </text:list-level-style-number>
    </text:list-style>
    <text:list-style style:name="a59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1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46">
      <text:list-level-style-number text:level="1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2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3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4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5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6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7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8" style:num-format="1" style:num-suffix=".">
        <style:list-level-properties text:space-before="0in" text:min-label-width="0.46784in"/>
        <style:text-properties fo:font-size="100%"/>
      </text:list-level-style-number>
      <text:list-level-style-number text:level="9" style:num-format="1" style:num-suffix=".">
        <style:list-level-properties text:space-before="0in" text:min-label-width="0.46784in"/>
        <style:text-properties fo:font-size="100%"/>
      </text:list-level-style-number>
    </text:list-style>
    <text:list-style style:name="a59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2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5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7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27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7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3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8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07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55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60">
      <text:list-level-style-bullet text:level="1" text:bullet-char="•">
        <style:list-level-properties text:space-before="0.41667in" text:min-label-width="0.35088in"/>
        <style:text-properties fo:font-size="100%"/>
      </text:list-level-style-bullet>
      <text:list-level-style-bullet text:level="2" text:bullet-char="•">
        <style:list-level-properties text:space-before="0.41667in" text:min-label-width="0.35088in"/>
        <style:text-properties fo:font-size="100%"/>
      </text:list-level-style-bullet>
      <text:list-level-style-bullet text:level="3" text:bullet-char="•">
        <style:list-level-properties text:space-before="0.41667in" text:min-label-width="0.35088in"/>
        <style:text-properties fo:font-size="100%"/>
      </text:list-level-style-bullet>
      <text:list-level-style-bullet text:level="4" text:bullet-char="•">
        <style:list-level-properties text:space-before="0.41667in" text:min-label-width="0.35088in"/>
        <style:text-properties fo:font-size="100%"/>
      </text:list-level-style-bullet>
      <text:list-level-style-bullet text:level="5" text:bullet-char="•">
        <style:list-level-properties text:space-before="0.41667in" text:min-label-width="0.35088in"/>
        <style:text-properties fo:font-size="100%"/>
      </text:list-level-style-bullet>
      <text:list-level-style-bullet text:level="6" text:bullet-char="•">
        <style:list-level-properties text:space-before="0.41667in" text:min-label-width="0.35088in"/>
        <style:text-properties fo:font-size="100%"/>
      </text:list-level-style-bullet>
      <text:list-level-style-bullet text:level="7" text:bullet-char="•">
        <style:list-level-properties text:space-before="0.41667in" text:min-label-width="0.35088in"/>
        <style:text-properties fo:font-size="100%"/>
      </text:list-level-style-bullet>
      <text:list-level-style-bullet text:level="8" text:bullet-char="•">
        <style:list-level-properties text:space-before="0.41667in" text:min-label-width="0.35088in"/>
        <style:text-properties fo:font-size="100%"/>
      </text:list-level-style-bullet>
      <text:list-level-style-bullet text:level="9" text:bullet-char="•">
        <style:list-level-properties text:space-before="0.41667in" text:min-label-width="0.35088in"/>
        <style:text-properties fo:font-size="100%"/>
      </text:list-level-style-bullet>
    </text:list-style>
    <text:list-style style:name="a53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87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1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63">
      <text:list-level-style-bullet text:level="1" text:bullet-char="•">
        <style:list-level-properties text:space-before="0.41667in" text:min-label-width="0.35088in"/>
        <style:text-properties fo:font-size="100%"/>
      </text:list-level-style-bullet>
      <text:list-level-style-bullet text:level="2" text:bullet-char="•">
        <style:list-level-properties text:space-before="0.41667in" text:min-label-width="0.35088in"/>
        <style:text-properties fo:font-size="100%"/>
      </text:list-level-style-bullet>
      <text:list-level-style-bullet text:level="3" text:bullet-char="•">
        <style:list-level-properties text:space-before="0.41667in" text:min-label-width="0.35088in"/>
        <style:text-properties fo:font-size="100%"/>
      </text:list-level-style-bullet>
      <text:list-level-style-bullet text:level="4" text:bullet-char="•">
        <style:list-level-properties text:space-before="0.41667in" text:min-label-width="0.35088in"/>
        <style:text-properties fo:font-size="100%"/>
      </text:list-level-style-bullet>
      <text:list-level-style-bullet text:level="5" text:bullet-char="•">
        <style:list-level-properties text:space-before="0.41667in" text:min-label-width="0.35088in"/>
        <style:text-properties fo:font-size="100%"/>
      </text:list-level-style-bullet>
      <text:list-level-style-bullet text:level="6" text:bullet-char="•">
        <style:list-level-properties text:space-before="0.41667in" text:min-label-width="0.35088in"/>
        <style:text-properties fo:font-size="100%"/>
      </text:list-level-style-bullet>
      <text:list-level-style-bullet text:level="7" text:bullet-char="•">
        <style:list-level-properties text:space-before="0.41667in" text:min-label-width="0.35088in"/>
        <style:text-properties fo:font-size="100%"/>
      </text:list-level-style-bullet>
      <text:list-level-style-bullet text:level="8" text:bullet-char="•">
        <style:list-level-properties text:space-before="0.41667in" text:min-label-width="0.35088in"/>
        <style:text-properties fo:font-size="100%"/>
      </text:list-level-style-bullet>
      <text:list-level-style-bullet text:level="9" text:bullet-char="•">
        <style:list-level-properties text:space-before="0.41667in" text:min-label-width="0.35088in"/>
        <style:text-properties fo:font-size="100%"/>
      </text:list-level-style-bullet>
    </text:list-style>
    <text:list-style style:name="a53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1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67">
      <text:list-level-style-bullet text:level="1" text:bullet-char="•">
        <style:list-level-properties text:space-before="0in" text:min-label-width="0.35088in"/>
        <style:text-properties fo:font-size="100%"/>
      </text:list-level-style-bullet>
      <text:list-level-style-bullet text:level="2" text:bullet-char="•">
        <style:list-level-properties text:space-before="0in" text:min-label-width="0.35088in"/>
        <style:text-properties fo:font-size="100%"/>
      </text:list-level-style-bullet>
      <text:list-level-style-bullet text:level="3" text:bullet-char="•">
        <style:list-level-properties text:space-before="0in" text:min-label-width="0.35088in"/>
        <style:text-properties fo:font-size="100%"/>
      </text:list-level-style-bullet>
      <text:list-level-style-bullet text:level="4" text:bullet-char="•">
        <style:list-level-properties text:space-before="0in" text:min-label-width="0.35088in"/>
        <style:text-properties fo:font-size="100%"/>
      </text:list-level-style-bullet>
      <text:list-level-style-bullet text:level="5" text:bullet-char="•">
        <style:list-level-properties text:space-before="0in" text:min-label-width="0.35088in"/>
        <style:text-properties fo:font-size="100%"/>
      </text:list-level-style-bullet>
      <text:list-level-style-bullet text:level="6" text:bullet-char="•">
        <style:list-level-properties text:space-before="0in" text:min-label-width="0.35088in"/>
        <style:text-properties fo:font-size="100%"/>
      </text:list-level-style-bullet>
      <text:list-level-style-bullet text:level="7" text:bullet-char="•">
        <style:list-level-properties text:space-before="0in" text:min-label-width="0.35088in"/>
        <style:text-properties fo:font-size="100%"/>
      </text:list-level-style-bullet>
      <text:list-level-style-bullet text:level="8" text:bullet-char="•">
        <style:list-level-properties text:space-before="0in" text:min-label-width="0.35088in"/>
        <style:text-properties fo:font-size="100%"/>
      </text:list-level-style-bullet>
      <text:list-level-style-bullet text:level="9" text:bullet-char="•">
        <style:list-level-properties text:space-before="0in" text:min-label-width="0.35088in"/>
        <style:text-properties fo:font-size="100%"/>
      </text:list-level-style-bullet>
    </text:list-style>
    <text:list-style style:name="a44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7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4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1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7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2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9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4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0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3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8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0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0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11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56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14">
      <text:list-level-style-bullet text:level="1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2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3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4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5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6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7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8" text:bullet-char="●">
        <style:list-level-properties text:space-before="0.11575in" text:min-label-width="0.34724in"/>
        <style:text-properties fo:color="#000000" fo:font-size="45%"/>
      </text:list-level-style-bullet>
      <text:list-level-style-bullet text:level="9" text:bullet-char="●">
        <style:list-level-properties text:space-before="0.11575in" text:min-label-width="0.34724in"/>
        <style:text-properties fo:color="#000000" fo:font-size="45%"/>
      </text:list-level-style-bullet>
    </text:list-style>
    <text:list-style style:name="a56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70">
      <text:list-level-style-bullet text:level="1" text:bullet-char="•">
        <style:list-level-properties text:space-before="0.83333in" text:min-label-width="0.35088in"/>
        <style:text-properties fo:font-size="100%"/>
      </text:list-level-style-bullet>
      <text:list-level-style-bullet text:level="2" text:bullet-char="•">
        <style:list-level-properties text:space-before="0.83333in" text:min-label-width="0.35088in"/>
        <style:text-properties fo:font-size="100%"/>
      </text:list-level-style-bullet>
      <text:list-level-style-bullet text:level="3" text:bullet-char="•">
        <style:list-level-properties text:space-before="0.83333in" text:min-label-width="0.35088in"/>
        <style:text-properties fo:font-size="100%"/>
      </text:list-level-style-bullet>
      <text:list-level-style-bullet text:level="4" text:bullet-char="•">
        <style:list-level-properties text:space-before="0.83333in" text:min-label-width="0.35088in"/>
        <style:text-properties fo:font-size="100%"/>
      </text:list-level-style-bullet>
      <text:list-level-style-bullet text:level="5" text:bullet-char="•">
        <style:list-level-properties text:space-before="0.83333in" text:min-label-width="0.35088in"/>
        <style:text-properties fo:font-size="100%"/>
      </text:list-level-style-bullet>
      <text:list-level-style-bullet text:level="6" text:bullet-char="•">
        <style:list-level-properties text:space-before="0.83333in" text:min-label-width="0.35088in"/>
        <style:text-properties fo:font-size="100%"/>
      </text:list-level-style-bullet>
      <text:list-level-style-bullet text:level="7" text:bullet-char="•">
        <style:list-level-properties text:space-before="0.83333in" text:min-label-width="0.35088in"/>
        <style:text-properties fo:font-size="100%"/>
      </text:list-level-style-bullet>
      <text:list-level-style-bullet text:level="8" text:bullet-char="•">
        <style:list-level-properties text:space-before="0.83333in" text:min-label-width="0.35088in"/>
        <style:text-properties fo:font-size="100%"/>
      </text:list-level-style-bullet>
      <text:list-level-style-bullet text:level="9" text:bullet-char="•">
        <style:list-level-properties text:space-before="0.83333in" text:min-label-width="0.35088in"/>
        <style:text-properties fo:font-size="100%"/>
      </text:list-level-style-bullet>
    </text:list-style>
    <text:list-style style:name="a49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47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0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75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2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47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0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</office:automatic-styles>
  <office:body>
    <office:presentation>
      <draw:page draw:name="Slide1" draw:style-name="a420" draw:master-page-name="Master1-Layout2-tx-Title-Slide" presentation:presentation-page-layout-name="Master1-PPL2" draw:id="Slide-256">
        <draw:frame draw:id="id53" draw:style-name="a423" draw:name="TextShape 1" svg:x="0.55118in" svg:y="0.33524in" svg:width="9.92087in" svg:height="1.3689in">
          <draw:text-box>
            <text:p text:style-name="a422" text:class-names="" text:cond-style-name=""><text:span text:style-name="a421" text:class-names="">CSCI-4961-01 Open Source Software</text:span></text:p>
          </draw:text-box>
          <svg:title/>
          <svg:desc/>
        </draw:frame>
        <draw:frame draw:id="id54" draw:style-name="a428" draw:name="TextShape 2" svg:x="0.55118in" svg:y="3.82547in" svg:width="9.92087in" svg:height="1.01324in">
          <draw:text-box>
            <text:p text:style-name="a425" text:class-names="" text:cond-style-name=""><text:span text:style-name="a424" text:class-names="">Wesley Turner</text:span></text:p>
            <text:p text:style-name="a427" text:class-names="" text:cond-style-name=""><text:span text:style-name="a426" text:class-names="">Amos Eaton 207</text:span></text:p>
          </draw:text-box>
          <svg:title/>
          <svg:desc/>
        </draw:frame>
      </draw:page>
      <draw:page draw:name="Slide2" draw:style-name="a429" draw:master-page-name="Master1-Layout3-tx-Title,-Content" presentation:presentation-page-layout-name="Master1-PPL3" draw:id="Slide-257">
        <draw:frame draw:id="id55" draw:style-name="a432" draw:name="TextShape 1" svg:x="0.55118in" svg:y="0.68246in" svg:width="9.92087in" svg:height="0.67445in">
          <draw:text-box>
            <text:p text:style-name="a431" text:class-names="" text:cond-style-name=""><text:span text:style-name="a430" text:class-names="">Licensing</text:span></text:p>
          </draw:text-box>
          <svg:title/>
          <svg:desc/>
        </draw:frame>
        <draw:frame draw:id="id56" draw:style-name="a444" draw:name="TextShape 2" svg:x="0.55118in" svg:y="1.93465in" svg:width="9.92087in" svg:height="4.79488in">
          <draw:text-box>
            <text:list text:style-name="a435">
              <text:list-item>
                <text:p text:style-name="a434" text:class-names="" text:cond-style-name=""><text:span text:style-name="a433" text:class-names="">Our Lecture Slides have <text:s text:c="1"/>greatly benefited from the previous classes taught by Dr. William Schroeder and Dr. Luis Ibanez at RPI,<text:s text:c="1"/></text:span></text:p>
              </text:list-item>
            </text:list>
            <text:list text:style-name="a439">
              <text:list-item>
                <text:p text:style-name="a438" text:class-names="" text:cond-style-name=""><text:span text:style-name="a436" text:class-names="">And by Professor Mukkai Krishnamoorthy who succeeded them in teaching the course</text:span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Creative Commons (CC BY 3.0)<text:s text:c="1"/></text:span><text:span text:style-name="a441" text:class-names=""><text:a xlink:href="http://creativecommons.org/licenses/by/3.0/" text:style-name="" text:visited-style-name="">http://creativecommons.org/licenses/by/3.0/</text:a></text:span></text:p>
              </text:list-item>
            </text:list>
          </draw:text-box>
          <svg:title/>
          <svg:desc/>
        </draw:frame>
        <draw:frame draw:id="id57" draw:style-name="a448" draw:name="TextShape 3" svg:x="2.50039in" svg:y="7.68543in" svg:width="5.63976in" svg:height="0.38191in">
          <draw:text-box>
            <text:p text:style-name="a447" text:class-names="" text:cond-style-name=""><text:span text:style-name="a445" text:class-names=""><text:a xlink:href="http://creativecommons.org/licenses/by/3.0/" text:style-name="" text:visited-style-name="">http://creativecommons.org/licenses/by/3.0/</text:a></text:span><text:span text:style-name="a446" text:class-names=""><text:s text:c="1"/></text:span></text:p>
          </draw:text-box>
          <svg:title/>
          <svg:desc/>
        </draw:frame>
      </draw:page>
      <draw:page draw:name="Slide3" draw:style-name="a449" draw:master-page-name="Master1-Layout3-tx-Title,-Content" presentation:presentation-page-layout-name="Master1-PPL3" draw:id="Slide-258">
        <draw:frame draw:id="id58" draw:style-name="a452" draw:name="TextShape 1" svg:x="0.55118in" svg:y="0.68246in" svg:width="9.92087in" svg:height="0.67445in">
          <draw:text-box>
            <text:p text:style-name="a451" text:class-names="" text:cond-style-name=""><text:span text:style-name="a450" text:class-names="">Reading Material</text:span></text:p>
          </draw:text-box>
          <svg:title/>
          <svg:desc/>
        </draw:frame>
        <draw:frame draw:id="id59" draw:style-name="a471" draw:name="TextShape 2" svg:x="0.55118in" svg:y="1.93465in" svg:width="9.92087in" svg:height="4.79488in">
          <draw:text-box>
            <text:list text:style-name="a456">
              <text:list-item>
                <text:p text:style-name="a455" text:class-names="" text:cond-style-name=""><text:span text:style-name="a453" text:class-names="">The Cathedral and the Bazaar by Eric Raymond</text:span><text:span text:style-name="a454" text:class-names=""/></text:p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7" text:class-names=""><text:a xlink:href="http://www.unterstein.net/su/docs/CathBaz.pdf" text:style-name="" text:visited-style-name="">http://www.unterstein.net/su/docs/CathBaz.pdf</text:a></text:span><text:span text:style-name="a458" text:class-names=""/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tions 1,2,3, 4 and 9</text:span></text:p>
                  </text:list-item>
                </text:list>
              </text:list-item>
            </text:list>
            <text:list text:style-name="a467">
              <text:list-item>
                <text:p text:style-name="a466" text:class-names="" text:cond-style-name=""><text:span text:style-name="a464" text:class-names="">Free Culture (Introduction and Chapter 4) Find out where RPI is mentioned!<text:s text:c="1"/></text:span><text:span text:style-name="a465" text:class-names=""/></text:p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p text:style-name="a469" text:class-names="" text:cond-style-name=""><text:span text:style-name="a468" text:class-names=""><text:a xlink:href="http://www.free-culture.cc/freeculture.pdf" text:style-name="" text:visited-style-name="">http://www.free-culture.cc/freeculture.pdf</text:a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72" draw:master-page-name="Master1-Layout3-tx-Title,-Content" presentation:presentation-page-layout-name="Master1-PPL3" draw:id="Slide-259">
        <draw:frame draw:id="id60" draw:style-name="a475" draw:name="TextShape 1" svg:x="0.55118in" svg:y="0.68246in" svg:width="9.92087in" svg:height="0.67445in">
          <draw:text-box>
            <text:p text:style-name="a474" text:class-names="" text:cond-style-name=""><text:span text:style-name="a473" text:class-names="">Open Source Issues</text:span></text:p>
          </draw:text-box>
          <svg:title/>
          <svg:desc/>
        </draw:frame>
        <draw:frame draw:id="id61" draw:style-name="a488" draw:name="TextShape 2" svg:x="0.55118in" svg:y="1.93465in" svg:width="9.92087in" svg:height="4.79488in">
          <draw:text-box>
            <text:list text:style-name="a479">
              <text:list-item>
                <text:p text:style-name="a478" text:class-names="" text:cond-style-name=""><text:span text:style-name="a476" text:class-names="">Why Open Source?</text:span><text:span text:style-name="a477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0" text:class-names="">Why not Open Source?</text:span><text:span text:style-name="a481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4" text:class-names="">Difference between Open Source and Free Software</text:span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3-tx-Title,-Content" presentation:presentation-page-layout-name="Master1-PPL3" draw:id="Slide-260">
        <draw:frame draw:id="id62" draw:style-name="a492" draw:name="TextShape 1" svg:x="0.55118in" svg:y="0.68246in" svg:width="9.92087in" svg:height="0.67445in">
          <draw:text-box>
            <text:p text:style-name="a491" text:class-names="" text:cond-style-name=""><text:span text:style-name="a490" text:class-names="">Why Open Source</text:span></text:p>
          </draw:text-box>
          <svg:title/>
          <svg:desc/>
        </draw:frame>
        <draw:frame draw:id="id63" draw:style-name="a504" draw:name="TextShape 2" svg:x="0.55118in" svg:y="1.93465in" svg:width="9.92087in" svg:height="4.79488in">
          <draw:text-box>
            <text:list text:style-name="a496">
              <text:list-item>
                <text:p text:style-name="a495" text:class-names="" text:cond-style-name=""><text:span text:style-name="a493" text:class-names="">Fun (Form Communities, Engage in a hobby, Learning Experience)</text:span><text:span text:style-name="a494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7" text:class-names="">Profitable and Successful Business Models (Red Hat, inc , Cygnus Solutions, Service Oriented Business Model)</text:span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Altruism – serve the planet – If the world improves, you improve</text:span></text:p>
              </text:list-item>
            </text:list>
          </draw:text-box>
          <svg:title/>
          <svg:desc/>
        </draw:frame>
      </draw:page>
      <draw:page draw:name="Slide6" draw:style-name="a505" draw:master-page-name="Master1-Layout3-tx-Title,-Content" presentation:presentation-page-layout-name="Master1-PPL3" draw:id="Slide-261">
        <draw:frame draw:id="id64" draw:style-name="a508" draw:name="TextShape 1" svg:x="0.55118in" svg:y="0.68246in" svg:width="9.92087in" svg:height="0.67445in">
          <draw:text-box>
            <text:p text:style-name="a507" text:class-names="" text:cond-style-name=""><text:span text:style-name="a506" text:class-names="">Why Open Source (contd)<text:tab/></text:span></text:p>
          </draw:text-box>
          <svg:title/>
          <svg:desc/>
        </draw:frame>
        <draw:frame draw:id="id65" draw:style-name="a520" draw:name="TextShape 2" svg:x="0.55118in" svg:y="1.93465in" svg:width="9.92087in" svg:height="4.79488in">
          <draw:text-box>
            <text:list text:style-name="a512">
              <text:list-item>
                <text:p text:style-name="a511" text:class-names="" text:cond-style-name=""><text:span text:style-name="a509" text:class-names="">Open Science and Engineering (Open – Access to Data, Open – Access to Source Code, Collaboration oriented)</text:span><text:span text:style-name="a510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3" text:class-names="">Intellectual Freedom (idea is a property – if and when that gets patented, you no longer have the freedom)</text:span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Open Medicine (data, Chemical Compound, Effectiveness of Treatment)</text:span></text:p>
              </text:list-item>
            </text:list>
          </draw:text-box>
          <svg:title/>
          <svg:desc/>
        </draw:frame>
      </draw:page>
      <draw:page draw:name="Slide7" draw:style-name="a521" draw:master-page-name="Master1-Layout3-tx-Title,-Content" presentation:presentation-page-layout-name="Master1-PPL3" draw:id="Slide-262">
        <draw:frame draw:id="id66" draw:style-name="a524" draw:name="TextShape 1" svg:x="0.55118in" svg:y="0.68246in" svg:width="9.92087in" svg:height="0.67445in">
          <draw:text-box>
            <text:p text:style-name="a523" text:class-names="" text:cond-style-name=""><text:span text:style-name="a522" text:class-names="">Why Open Source? (contd)</text:span></text:p>
          </draw:text-box>
          <svg:title/>
          <svg:desc/>
        </draw:frame>
        <draw:frame draw:id="id67" draw:style-name="a539" draw:name="TextShape 2" svg:x="0.55118in" svg:y="1.93465in" svg:width="9.92087in" svg:height="4.79488in">
          <draw:text-box>
            <text:list text:style-name="a528">
              <text:list-item>
                <text:p text:style-name="a527" text:class-names="" text:cond-style-name=""><text:span text:style-name="a525" text:class-names="">Scalable Software Development<text:s text:c="1"/></text:span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2" text:class-names="">Eric Raymond's The Cathedral and The Bazaar</text:span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“ Open source peer review is the only scalable method for achieving high reliability and quality”</text:span></text:p>
              </text:list-item>
            </text:list>
          </draw:text-box>
          <svg:title/>
          <svg:desc/>
        </draw:frame>
      </draw:page>
      <draw:page draw:name="Slide8" draw:style-name="a540" draw:master-page-name="Master1-Layout3-tx-Title,-Content" presentation:presentation-page-layout-name="Master1-PPL3" draw:id="Slide-263">
        <draw:frame draw:id="id68" draw:style-name="a543" draw:name="TextShape 1" svg:x="0.55118in" svg:y="0.68246in" svg:width="9.92087in" svg:height="0.67445in">
          <draw:text-box>
            <text:p text:style-name="a542" text:class-names="" text:cond-style-name=""><text:span text:style-name="a541" text:class-names="">The Cathedral and the Bazaar</text:span></text:p>
          </draw:text-box>
          <svg:title/>
          <svg:desc/>
        </draw:frame>
        <draw:frame draw:id="id69" draw:style-name="a551" draw:name="TextShape 2" svg:x="0.55118in" svg:y="1.93465in" svg:width="9.92087in" svg:height="4.79488in">
          <draw:text-box>
            <text:list text:style-name="a547">
              <text:list-item>
                <text:p text:style-name="a546" text:class-names="" text:cond-style-name=""><text:span text:style-name="a544" text:class-names="">Cathedral Model (commercial world ) - done by a single person or by a chosen committee</text:span><text:span text:style-name="a545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Bazaar Model (linux world) – contribution by people – but used in alpha, pre alpha stage by a lot of people – Release early and release often</text:span></text:p>
              </text:list-item>
            </text:list>
          </draw:text-box>
          <svg:title/>
          <svg:desc/>
        </draw:frame>
      </draw:page>
      <draw:page draw:name="Slide9" draw:style-name="a552" draw:master-page-name="Master1-Layout3-tx-Title,-Content" presentation:presentation-page-layout-name="Master1-PPL3" draw:id="Slide-264">
        <draw:frame draw:id="id70" draw:style-name="a555" draw:name="TextShape 1" svg:x="0.55118in" svg:y="0.68246in" svg:width="9.92087in" svg:height="0.67445in">
          <draw:text-box>
            <text:p text:style-name="a554" text:class-names="" text:cond-style-name=""><text:span text:style-name="a553" text:class-names="">C and B (contd)</text:span></text:p>
          </draw:text-box>
          <svg:title/>
          <svg:desc/>
        </draw:frame>
        <draw:frame draw:id="id71" draw:style-name="a567" draw:name="TextShape 2" svg:x="0.55118in" svg:y="1.93465in" svg:width="9.92087in" svg:height="4.79488in">
          <draw:text-box>
            <text:list text:style-name="a559">
              <text:list-item>
                <text:p text:style-name="a558" text:class-names="" text:cond-style-name=""><text:span text:style-name="a556" text:class-names="">Every Good Work of Software starts by scratching a developer's itch. - Most students projects tend to be on games!</text:span><text:span text:style-name="a557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0" text:class-names="">Good Programmers know what to write; Great ones know what to rewrite and reuse!</text:span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Plan to throw one away; you will anyhow (Fred Brooks, “The Mythical Man Month”)</text:span></text:p>
              </text:list-item>
            </text:list>
          </draw:text-box>
          <svg:title/>
          <svg:desc/>
        </draw:frame>
      </draw:page>
      <draw:page draw:name="Slide10" draw:style-name="a568" draw:master-page-name="Master1-Layout3-tx-Title,-Content" presentation:presentation-page-layout-name="Master1-PPL3" draw:id="Slide-265">
        <draw:frame draw:id="id72" draw:style-name="a571" draw:name="TextShape 1" svg:x="0.55118in" svg:y="0.68246in" svg:width="9.92087in" svg:height="0.67445in">
          <draw:text-box>
            <text:p text:style-name="a570" text:class-names="" text:cond-style-name=""><text:span text:style-name="a569" text:class-names="">C and B (contd)</text:span></text:p>
          </draw:text-box>
          <svg:title/>
          <svg:desc/>
        </draw:frame>
        <draw:frame draw:id="id73" draw:style-name="a583" draw:name="TextShape 2" svg:x="0.55118in" svg:y="1.93465in" svg:width="9.92087in" svg:height="4.79488in">
          <draw:text-box>
            <text:list text:style-name="a575">
              <text:list-item>
                <text:p text:style-name="a574" text:class-names="" text:cond-style-name=""><text:span text:style-name="a572" text:class-names="">If you have the right attitude, interesting problems will find you (be part of a community)</text:span><text:span text:style-name="a573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When you lose interest in a program, your last duty is to hand off to a competent successor.</text:span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Treating your users as co-developers as your least-hassle route to rapid code improvement and effective debugging.</text:span></text:p>
              </text:list-item>
            </text:list>
          </draw:text-box>
          <svg:title/>
          <svg:desc/>
        </draw:frame>
      </draw:page>
      <draw:page draw:name="Slide11" draw:style-name="a584" draw:master-page-name="Master1-Layout3-tx-Title,-Content" presentation:presentation-page-layout-name="Master1-PPL3" draw:id="Slide-266">
        <draw:frame draw:id="id74" draw:style-name="a587" draw:name="TextShape 1" svg:x="0.55118in" svg:y="0.68246in" svg:width="9.92087in" svg:height="0.67445in">
          <draw:text-box>
            <text:p text:style-name="a586" text:class-names="" text:cond-style-name=""><text:span text:style-name="a585" text:class-names="">C and B (contd)</text:span></text:p>
          </draw:text-box>
          <svg:title/>
          <svg:desc/>
        </draw:frame>
        <draw:frame draw:id="id75" draw:style-name="a599" draw:name="TextShape 2" svg:x="0.55118in" svg:y="1.93465in" svg:width="9.92087in" svg:height="4.79488in">
          <draw:text-box>
            <text:list text:style-name="a591">
              <text:list-item>
                <text:p text:style-name="a590" text:class-names="" text:cond-style-name=""><text:span text:style-name="a588" text:class-names="">Release early, Release often. And listen to your customers.</text:span><text:span text:style-name="a589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When you lose interest in a program, your last duty is to hand off to a competent successor.</text:span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reating your users as co-developers as your least-hassle route to rapid code improvement and effective debugging.</text:span></text:p>
              </text:list-item>
            </text:list>
          </draw:text-box>
          <svg:title/>
          <svg:desc/>
        </draw:frame>
      </draw:page>
      <draw:page draw:name="Slide12" draw:style-name="a600" draw:master-page-name="Master1-Layout3-tx-Title,-Content" presentation:presentation-page-layout-name="Master1-PPL3" draw:id="Slide-267">
        <draw:frame draw:id="id76" draw:style-name="a603" draw:name="TextShape 1" svg:x="0.55118in" svg:y="0.68246in" svg:width="9.92087in" svg:height="0.67445in">
          <draw:text-box>
            <text:p text:style-name="a602" text:class-names="" text:cond-style-name=""><text:span text:style-name="a601" text:class-names="">C and B (contd)</text:span></text:p>
          </draw:text-box>
          <svg:title/>
          <svg:desc/>
        </draw:frame>
        <draw:frame draw:id="id77" draw:style-name="a615" draw:name="TextShape 2" svg:x="0.55118in" svg:y="1.93465in" svg:width="9.92087in" svg:height="4.79488in">
          <draw:text-box>
            <text:list text:style-name="a607">
              <text:list-item>
                <text:p text:style-name="a606" text:class-names="" text:cond-style-name=""><text:span text:style-name="a604" text:class-names="">Getting a large enough beta-tester and co-developer base, almost every problem will be characterized quickly and the fix obvious to someone</text:span><text:span text:style-name="a605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Smart data structures and dumb code works a lot better than the other way around.</text:span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If you treat your beta testers as if they are your most valuable resource, they will respond by becoming your most valuable resource.</text:span></text:p>
              </text:list-item>
            </text:list>
          </draw:text-box>
          <svg:title/>
          <svg:desc/>
        </draw:frame>
      </draw:page>
      <draw:page draw:name="Slide13" draw:style-name="a616" draw:master-page-name="Master1-Layout3-tx-Title,-Content" presentation:presentation-page-layout-name="Master1-PPL3" draw:id="Slide-268">
        <draw:frame draw:id="id78" draw:style-name="a619" draw:name="TextShape 1" svg:x="0.55118in" svg:y="0.68246in" svg:width="9.92087in" svg:height="0.67445in">
          <draw:text-box>
            <text:p text:style-name="a618" text:class-names="" text:cond-style-name=""><text:span text:style-name="a617" text:class-names="">C and B (contd)</text:span></text:p>
          </draw:text-box>
          <svg:title/>
          <svg:desc/>
        </draw:frame>
        <draw:frame draw:id="id79" draw:style-name="a631" draw:name="TextShape 2" svg:x="0.55118in" svg:y="1.93465in" svg:width="9.92087in" svg:height="4.79488in">
          <draw:text-box>
            <text:list text:style-name="a623">
              <text:list-item>
                <text:p text:style-name="a622" text:class-names="" text:cond-style-name=""><text:span text:style-name="a620" text:class-names="">Any tool should be useful in the expected way, but a truly great tool tends itself to users you never expected.</text:span><text:span text:style-name="a621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4" text:class-names="">When your language is nowhere near Turing-complete, syntactic sugar can be your friend.</text:span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To solve an interesting problem, start by finding a problem that interests you.</text:span></text:p>
              </text:list-item>
            </text:list>
          </draw:text-box>
          <svg:title/>
          <svg:desc/>
        </draw:frame>
      </draw:page>
      <draw:page draw:name="Slide14" draw:style-name="a632" draw:master-page-name="Master1-Layout3-tx-Title,-Content" presentation:presentation-page-layout-name="Master1-PPL3" draw:id="Slide-269">
        <draw:frame draw:id="id80" draw:style-name="a635" draw:name="TextShape 1" svg:x="0.55118in" svg:y="0.68246in" svg:width="9.92087in" svg:height="0.67445in">
          <draw:text-box>
            <text:p text:style-name="a634" text:class-names="" text:cond-style-name=""><text:span text:style-name="a633" text:class-names="">Software Management Functions</text:span></text:p>
          </draw:text-box>
          <svg:title/>
          <svg:desc/>
        </draw:frame>
        <draw:frame draw:id="id81" draw:style-name="a647" draw:name="TextShape 2" svg:x="0.55118in" svg:y="1.93465in" svg:width="9.92087in" svg:height="4.79488in">
          <draw:text-box>
            <text:p text:style-name="a637" text:class-names="" text:cond-style-name=""><text:span text:style-name="a636" text:class-names="">Software Management has five functions.</text:span></text:p>
            <text:list text:style-name="a640">
              <text:list-item>
                <text:p text:style-name="a639" text:class-names="" text:cond-style-name=""><text:span text:style-name="a638" text:class-names="">Define goals and keep every one pointed in the same direction.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To Monitor and make sure critical details do not get skipped.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o motivate people to do boring and drudgery work.</text:span></text:p>
              </text:list-item>
            </text:list>
          </draw:text-box>
          <svg:title/>
          <svg:desc/>
        </draw:frame>
      </draw:page>
      <draw:page draw:name="Slide15" draw:style-name="a648" draw:master-page-name="Master1-Layout3-tx-Title,-Content" presentation:presentation-page-layout-name="Master1-PPL3" draw:id="Slide-270">
        <draw:frame draw:id="id82" draw:style-name="a651" draw:name="TextShape 1" svg:x="0.55118in" svg:y="0.33524in" svg:width="9.92087in" svg:height="1.3689in">
          <draw:text-box>
            <text:p text:style-name="a650" text:class-names="" text:cond-style-name=""><text:span text:style-name="a649" text:class-names="">Software Management Functions (cont’d)</text:span></text:p>
          </draw:text-box>
          <svg:title/>
          <svg:desc/>
        </draw:frame>
        <draw:frame draw:id="id83" draw:style-name="a658" draw:name="TextShape 2" svg:x="0.55118in" svg:y="1.93465in" svg:width="9.92087in" svg:height="4.79488in">
          <draw:text-box>
            <text:p text:style-name="a653" text:class-names="" text:cond-style-name=""><text:span text:style-name="a652" text:class-names=""/></text:p>
            <text:p text:style-name="a655" text:class-names="" text:cond-style-name=""><text:span text:style-name="a654" text:class-names="">4. To organize the deployment of people for best productivity.</text:span></text:p>
            <text:p text:style-name="a657" text:class-names="" text:cond-style-name=""><text:span text:style-name="a656" text:class-names="">5. To marshal resources needed to sustain the project.</text:span></text:p>
          </draw:text-box>
          <svg:title/>
          <svg:desc/>
        </draw:frame>
      </draw:page>
      <draw:page draw:name="Slide16" draw:style-name="a659" draw:master-page-name="Master1-Layout3-tx-Title,-Content" presentation:presentation-page-layout-name="Master1-PPL3" draw:id="Slide-271">
        <draw:frame draw:id="id84" draw:style-name="a662" draw:name="TextShape 1" svg:x="0.55118in" svg:y="0.68246in" svg:width="9.92087in" svg:height="0.67445in">
          <draw:text-box>
            <text:p text:style-name="a661" text:class-names="" text:cond-style-name=""><text:span text:style-name="a660" text:class-names="">Why Not Open Source</text:span></text:p>
          </draw:text-box>
          <svg:title/>
          <svg:desc/>
        </draw:frame>
        <draw:frame draw:id="id85" draw:style-name="a674" draw:name="TextShape 2" svg:x="0.55118in" svg:y="1.93465in" svg:width="9.92087in" svg:height="4.79488in">
          <draw:text-box>
            <text:list text:style-name="a666">
              <text:list-item>
                <text:p text:style-name="a665" text:class-names="" text:cond-style-name=""><text:span text:style-name="a663" text:class-names="">Intellectual property concerns</text:span><text:span text:style-name="a664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7" text:class-names="">Chaotic development environment (volunteer based, distributed, no clear authority)</text:span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Hard to change code ( Public API visible, Internal structure visible)</text:span></text:p>
              </text:list-item>
            </text:list>
          </draw:text-box>
          <svg:title/>
          <svg:desc/>
        </draw:frame>
      </draw:page>
      <draw:page draw:name="Slide17" draw:style-name="a675" draw:master-page-name="Master1-Layout3-tx-Title,-Content" presentation:presentation-page-layout-name="Master1-PPL3" draw:id="Slide-272">
        <draw:frame draw:id="id86" draw:style-name="a678" draw:name="TextShape 1" svg:x="0.55118in" svg:y="0.68246in" svg:width="9.92087in" svg:height="0.67445in">
          <draw:text-box>
            <text:p text:style-name="a677" text:class-names="" text:cond-style-name=""><text:span text:style-name="a676" text:class-names="">Why Not Open Source</text:span></text:p>
          </draw:text-box>
          <svg:title/>
          <svg:desc/>
        </draw:frame>
        <draw:frame draw:id="id87" draw:style-name="a690" draw:name="TextShape 2" svg:x="0.55118in" svg:y="1.93465in" svg:width="9.92087in" svg:height="4.79488in">
          <draw:text-box>
            <text:list text:style-name="a682">
              <text:list-item>
                <text:p text:style-name="a681" text:class-names="" text:cond-style-name=""><text:span text:style-name="a679" text:class-names="">Benefits are a function of community size</text:span><text:span text:style-name="a680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3" text:class-names="">Proprietary business model (Better understood, Greater potential for $$$ )</text:span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Hard to change code ( Public API visible, Internal structure visible)</text:span></text:p>
              </text:list-item>
            </text:list>
          </draw:text-box>
          <svg:title/>
          <svg:desc/>
        </draw:frame>
      </draw:page>
      <draw:page draw:name="Slide18" draw:style-name="a691" draw:master-page-name="Master1-Layout3-tx-Title,-Content" presentation:presentation-page-layout-name="Master1-PPL3" draw:id="Slide-273">
        <draw:frame draw:id="id88" draw:style-name="a694" draw:name="TextShape 1" svg:x="0.55118in" svg:y="0.33524in" svg:width="9.92087in" svg:height="1.3689in">
          <draw:text-box>
            <text:p text:style-name="a693" text:class-names="" text:cond-style-name=""><text:span text:style-name="a692" text:class-names="">Establishing An Open Source Project</text:span></text:p>
          </draw:text-box>
          <svg:title/>
          <svg:desc/>
        </draw:frame>
        <draw:frame draw:id="id89" draw:style-name="a710" draw:name="TextShape 2" svg:x="0.55118in" svg:y="1.93465in" svg:width="9.92087in" svg:height="4.79488in">
          <draw:text-box>
            <text:list text:style-name="a698">
              <text:list-item>
                <text:p text:style-name="a697" text:class-names="" text:cond-style-name=""><text:span text:style-name="a695" text:class-names="">Create a clear vision (requirements doc) – Technical domain, Software Stack/Tools</text:span><text:span text:style-name="a696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Involve team oriented people (big egos are big problems)</text:span><text:span text:style-name="a700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3" text:class-names="">Identify leadership/management structure (Methods to break conflicts)</text:span><text:span text:style-name="a70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Establish an effective software process</text:span></text:p>
              </text:list-item>
            </text:list>
          </draw:text-box>
          <svg:title/>
          <svg:desc/>
        </draw:frame>
      </draw:page>
      <draw:page draw:name="Slide19" draw:style-name="a711" draw:master-page-name="Master1-Layout3-tx-Title,-Content" presentation:presentation-page-layout-name="Master1-PPL3" draw:id="Slide-274">
        <draw:frame draw:id="id90" draw:style-name="a714" draw:name="TextShape 1" svg:x="0.55118in" svg:y="0.33524in" svg:width="9.92087in" svg:height="1.3689in">
          <draw:text-box>
            <text:p text:style-name="a713" text:class-names="" text:cond-style-name=""><text:span text:style-name="a712" text:class-names="">Establishing An Open Source Project (contd)</text:span></text:p>
          </draw:text-box>
          <svg:title/>
          <svg:desc/>
        </draw:frame>
        <draw:frame draw:id="id91" draw:style-name="a723" draw:name="TextShape 2" svg:x="0.55118in" svg:y="1.93465in" svg:width="9.92087in" svg:height="4.79488in">
          <draw:text-box>
            <text:list text:style-name="a718">
              <text:list-item>
                <text:p text:style-name="a717" text:class-names="" text:cond-style-name=""><text:span text:style-name="a715" text:class-names="">Define Communication protocol – chat room, developer mailing list, periodic face-to-face meetings.</text:span><text:span text:style-name="a716" text:class-names=""/></text:p>
              </text:list-item>
            </text:list>
            <text:list text:style-name="a722">
              <text:list-item>
                <text:p text:style-name="a721" text:class-names="" text:cond-style-name=""><text:span text:style-name="a719" text:class-names="">Pitfalls (Establish Core architecture early, start development with a few key people, Don't start testing soon, Using version Control, Lock up language)</text:span><text:span text:style-name="a720" text:class-names=""/></text:p>
              </text:list-item>
            </text:list>
          </draw:text-box>
          <svg:title/>
          <svg:desc/>
        </draw:frame>
      </draw:page>
      <draw:page draw:name="Slide20" draw:style-name="a724" draw:master-page-name="Master1-Layout3-tx-Title,-Content" presentation:presentation-page-layout-name="Master1-PPL3" draw:id="Slide-275">
        <draw:frame draw:id="id92" draw:style-name="a727" draw:name="TextShape 1" svg:x="0.55118in" svg:y="0.68246in" svg:width="9.92087in" svg:height="0.67445in">
          <draw:text-box>
            <text:p text:style-name="a726" text:class-names="" text:cond-style-name=""><text:span text:style-name="a725" text:class-names="">Use external Tools<text:s text:c="1"/></text:span></text:p>
          </draw:text-box>
          <svg:title/>
          <svg:desc/>
        </draw:frame>
        <draw:frame draw:id="id93" draw:style-name="a736" draw:name="TextShape 2" svg:x="0.55118in" svg:y="1.93465in" svg:width="9.92087in" svg:height="4.79488in">
          <draw:text-box>
            <text:list text:style-name="a731">
              <text:list-item>
                <text:p text:style-name="a730" text:class-names="" text:cond-style-name=""><text:span text:style-name="a728" text:class-names="">Use external open source tools and libraries.</text:span><text:span text:style-name="a729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Redevelopment is a waste of time (most of the time)</text:span><text:span text:style-name="a733" text:class-names=""/></text:p>
              </text:list-item>
            </text:list>
          </draw:text-box>
          <svg:title/>
          <svg:desc/>
        </draw:frame>
      </draw:page>
      <draw:page draw:name="Slide21" draw:style-name="a737" draw:master-page-name="Master1-Layout3-tx-Title,-Content" presentation:presentation-page-layout-name="Master1-PPL3" draw:id="Slide-276">
        <draw:frame draw:id="id94" draw:style-name="a740" draw:name="TextShape 1" svg:x="0.55118in" svg:y="0.68246in" svg:width="9.92087in" svg:height="0.67445in">
          <draw:text-box>
            <text:p text:style-name="a739" text:class-names="" text:cond-style-name=""><text:span text:style-name="a738" text:class-names="">Licensing</text:span></text:p>
          </draw:text-box>
          <svg:title/>
          <svg:desc/>
        </draw:frame>
        <draw:frame draw:id="id95" draw:style-name="a753" draw:name="TextShape 2" svg:x="0.55118in" svg:y="1.93465in" svg:width="9.92087in" svg:height="4.79488in">
          <draw:text-box>
            <text:list text:style-name="a744">
              <text:list-item>
                <text:p text:style-name="a743" text:class-names="" text:cond-style-name=""><text:span text:style-name="a741" text:class-names="">Understand licensing and use one</text:span><text:span text:style-name="a742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5" text:class-names="">Select the software libraries that use similar licenses.</text:span><text:span text:style-name="a746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Commercialization strategy (pure support, open toolkits but closed applications, open standards closed implementations, Open platforms, closed plug-ins)</text:span><text:span text:style-name="a750" text:class-names=""/></text:p>
              </text:list-item>
            </text:list>
          </draw:text-box>
          <svg:title/>
          <svg:desc/>
        </draw:frame>
      </draw:page>
      <draw:page draw:name="Slide22" draw:style-name="a754" draw:master-page-name="Master1-Layout3-tx-Title,-Content" presentation:presentation-page-layout-name="Master1-PPL3" draw:id="Slide-277">
        <draw:frame draw:id="id96" draw:style-name="a757" draw:name="TextShape 1" svg:x="0.55118in" svg:y="0.68246in" svg:width="9.92087in" svg:height="0.67445in">
          <draw:text-box>
            <text:p text:style-name="a756" text:class-names="" text:cond-style-name=""><text:span text:style-name="a755" text:class-names="">Questions and Discussion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>
      <presentation:placeholder presentation:object="page-number" svg:x="5.32338in" svg:y="7.6594in" svg:width="2.56991in" svg:height="0.44445in"/>
    </style:presentation-page-layout>
    <style:presentation-page-layout style:name="Master1-PPL2" style:display-name="Title Slide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page-number" svg:x="5.32338in" svg:y="7.6594in" svg:width="2.56991in" svg:height="0.44445in"/>
    </style:presentation-page-layout>
    <style:presentation-page-layout style:name="Master1-PPL3" style:display-name="Title,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page-number" svg:x="5.32338in" svg:y="7.6594in" svg:width="2.56991in" svg:height="0.44445in"/>
    </style:presentation-page-layout>
    <style:presentation-page-layout style:name="Master1-PPL4" style:display-name="Title,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1.93465in" svg:width="4.84134in" svg:height="4.79488in"/>
      <presentation:placeholder presentation:object="page-number" svg:x="5.32338in" svg:y="7.6594in" svg:width="2.56991in" svg:height="0.44445in"/>
    </style:presentation-page-layout>
    <style:presentation-page-layout style:name="Master1-PPL5" style:display-name="Title Only">
      <presentation:placeholder presentation:object="title" svg:x="0.55118in" svg:y="0.32953in" svg:width="9.92087in" svg:height="1.38031in"/>
      <presentation:placeholder presentation:object="page-number" svg:x="5.32338in" svg:y="7.6594in" svg:width="2.56991in" svg:height="0.44445in"/>
    </style:presentation-page-layout>
    <style:presentation-page-layout style:name="Master1-PPL6" style:display-name="Centered Text">
      <presentation:placeholder presentation:object="outline" svg:x="0.55118in" svg:y="0.32953in" svg:width="9.92087in" svg:height="6.39961in"/>
      <presentation:placeholder presentation:object="page-number" svg:x="5.32338in" svg:y="7.6594in" svg:width="2.56991in" svg:height="0.44445in"/>
    </style:presentation-page-layout>
    <style:presentation-page-layout style:name="Master1-PPL7" style:display-name="Title, 2 Content and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8" style:display-name="Title Content and 2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4.79488in"/>
      <presentation:placeholder presentation:object="outline" svg:x="5.63504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9" style:display-name="Title, 2 Content over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0.55118in" svg:y="4.43937in" svg:width="9.92087in" svg:height="2.28701in"/>
      <presentation:placeholder presentation:object="page-number" svg:x="5.32338in" svg:y="7.6594in" svg:width="2.56991in" svg:height="0.44445in"/>
    </style:presentation-page-layout>
    <style:presentation-page-layout style:name="Master1-PPL10" style:display-name="Title, Content over Content">
      <presentation:placeholder presentation:object="title" svg:x="0.55118in" svg:y="0.32953in" svg:width="9.92087in" svg:height="1.38031in"/>
      <presentation:placeholder presentation:object="outline" svg:x="0.55118in" svg:y="1.93465in" svg:width="9.92087in" svg:height="2.28701in"/>
      <presentation:placeholder presentation:object="outline" svg:x="0.55118in" svg:y="4.43937in" svg:width="9.92087in" svg:height="2.28701in"/>
      <presentation:placeholder presentation:object="page-number" svg:x="5.32338in" svg:y="7.6594in" svg:width="2.56991in" svg:height="0.44445in"/>
    </style:presentation-page-layout>
    <style:presentation-page-layout style:name="Master1-PPL11" style:display-name="Title, 4 Content">
      <presentation:placeholder presentation:object="title" svg:x="0.55118in" svg:y="0.32953in" svg:width="9.92087in" svg:height="1.38031in"/>
      <presentation:placeholder presentation:object="outline" svg:x="0.55118in" svg:y="1.93465in" svg:width="4.84134in" svg:height="2.28701in"/>
      <presentation:placeholder presentation:object="outline" svg:x="5.63504in" svg:y="4.43937in" svg:width="4.84134in" svg:height="2.28701in"/>
      <presentation:placeholder presentation:object="page-number" svg:x="5.32338in" svg:y="7.6594in" svg:width="2.56991in" svg:height="0.44445in"/>
    </style:presentation-page-layout>
    <style:presentation-page-layout style:name="Master1-PPL12" style:display-name="Title, 6 Content">
      <presentation:placeholder presentation:object="title" svg:x="0.55118in" svg:y="0.32953in" svg:width="9.92087in" svg:height="1.38031in"/>
      <presentation:placeholder presentation:object="outline" svg:x="0.55118in" svg:y="1.93465in" svg:width="3.1941in" svg:height="2.28701in"/>
      <presentation:placeholder presentation:object="outline" svg:x="7.25945in" svg:y="4.43937in" svg:width="3.1941in" svg:height="2.28701in"/>
      <presentation:placeholder presentation:object="page-number" svg:x="5.32338in" svg:y="7.6594in" svg:width="2.56991in" svg:height="0.44445in"/>
    </style:presentation-page-layout>
    <style:style style:family="table-cell" style:name="a417">
      <style:table-cell-properties fo:background-color="transparent" fo:border-top="0.01389in solid #000000" fo:border-bottom="0.02778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18">
      <style:table-cell-properties fo:background-color="transparent" fo:border-top="0.05556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19">
      <style:table-cell-properties fo:background-color="#000000" fo:border-top="0.01389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00">
      <style:table-cell-properties fo:background-color="#fcdcce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401">
      <style:table-cell-properties fo:background-color="#fdeee8"/>
      <style:text-properties/>
    </style:style>
    <style:style style:family="table-cell" style:name="a402">
      <style:table-cell-properties fo:background-color="#f79646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3">
      <style:table-cell-properties fo:background-color="#f79646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4">
      <style:table-cell-properties fo:background-color="#f79646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5">
      <style:table-cell-properties fo:background-color="#e6e6e6"/>
      <style:text-properties fo:color="#000000" fo:font-family="Arial" style:font-family-asian="Arial" style:font-family-complex="Arial"/>
    </style:style>
    <style:style style:family="table-cell" style:name="a406">
      <style:table-cell-properties fo:background-color="#ffffff"/>
      <style:text-properties/>
    </style:style>
    <style:style style:family="table-cell" style:name="a407">
      <style:table-cell-properties fo:background-color="#4f81bd" fo:border-top="0.02778in solid #000000" fo:border-bottom="0.02778in solid #000000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08">
      <style:table-cell-properties fo:background-color="#ffffff" fo:border-top="0.05556in solid #000000" fo:border-bottom="0.02778in solid #000000"/>
      <style:text-properties fo:color="#000000" fo:font-family="Arial" style:font-family-asian="Arial" style:font-family-complex="Arial" fo:font-weight="bold" style:font-weight-asian="bold" style:font-weight-complex="bold"/>
    </style:style>
    <style:style style:family="table-cell" style:name="a409">
      <style:table-cell-properties fo:background-color="#4f81bd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0">
      <style:table-cell-properties fo:background-color="#cfd7e7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1">
      <style:table-cell-properties fo:background-color="#e8ecf4"/>
      <style:text-properties/>
    </style:style>
    <style:style style:family="table-cell" style:name="a392">
      <style:table-cell-properties fo:background-color="#4f81bd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3">
      <style:table-cell-properties fo:background-color="#4f81bd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4">
      <style:table-cell-properties fo:background-color="#4f81bd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5">
      <style:table-cell-properties fo:background-color="#dee7d0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6">
      <style:table-cell-properties fo:background-color="#eff3e9"/>
      <style:text-properties/>
    </style:style>
    <style:style style:family="table-cell" style:name="a397">
      <style:table-cell-properties fo:background-color="#9bbb59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398">
      <style:table-cell-properties fo:background-color="#9bbb59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0">
      <style:table-cell-properties fo:background-color="#cacaca" fo:border-top="0.01389in solid #ffffff" fo:border-bottom="0.01389in solid #ffffff" fo:border-left="0.01389in solid #ffffff" fo:border-right="0.01389in solid #ffffff"/>
      <style:text-properties fo:color="#000000" fo:font-family="Arial" style:font-family-asian="Arial" style:font-family-complex="Arial"/>
    </style:style>
    <style:style style:family="table-cell" style:name="a399">
      <style:table-cell-properties fo:background-color="#9bbb59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1">
      <style:table-cell-properties fo:background-color="#e6e6e6"/>
      <style:text-properties/>
    </style:style>
    <style:style style:family="table-cell" style:name="a412">
      <style:table-cell-properties fo:background-color="#000000" fo:border-top="0.01389in solid #ffffff" fo:border-bottom="0.04167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3">
      <style:table-cell-properties fo:background-color="#000000" fo:border-top="0.04167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4">
      <style:table-cell-properties fo:background-color="#000000" fo:border-top="0.01389in solid #ffffff" fo:border-bottom="0.01389in solid #ffffff" fo:border-left="0.01389in solid #ffffff" fo:border-right="0.01389in solid #ffffff"/>
      <style:text-properties fo:color="#ffffff" fo:font-family="Arial" style:font-family-asian="Arial" style:font-family-complex="Arial" fo:font-weight="bold" style:font-weight-asian="bold" style:font-weight-complex="bold"/>
    </style:style>
    <style:style style:family="table-cell" style:name="a415">
      <style:table-cell-properties fo:background-color="#000000" fo:border-top="0.01389in solid #000000" fo:border-bottom="0.01389in solid #000000" fo:border-left="0.01389in solid #000000" fo:border-right="0.01389in solid #000000"/>
      <style:text-properties fo:color="#000000" fo:font-family="Arial" style:font-family-asian="Arial" style:font-family-complex="Arial"/>
    </style:style>
    <style:style style:family="table-cell" style:name="a416">
      <style:table-cell-properties fo:background-color="#ffffff"/>
      <style:text-properties/>
    </style:style>
    <style:default-style style:family="graphic">
      <style:graphic-properties draw:fill="solid" draw:fill-color="#ffffff" draw:opacity="100%" draw:stroke="solid" svg:stroke-width="0.02778in" svg:stroke-color="#4f81bd" svg:stroke-opacity="100%" draw:stroke-linejoin="round" svg:stroke-linecap="butt" draw:shadow="visible" draw:shadow-offset-x="0in" draw:shadow-offset-y="0.02515in" draw:shadow-color="#000000" draw:shadow-opacity="35%"/>
    </style:default-style>
    <table:table-template table:name="{2708684C-4D16-4618-839F-0558EEFCDFE6}">
      <table:first-row table:style-name="a417" table:paragraph-style-name=""/>
      <table:last-row table:style-name="a418" table:paragraph-style-name=""/>
      <table:first-column table:style-name="a419" table:paragraph-style-name=""/>
      <table:body table:style-name="a415" table:paragraph-style-name=""/>
      <table:even-rows table:style-name="a416" table:paragraph-style-name=""/>
    </table:table-template>
    <table:table-template table:name="{4C3C2611-4C71-4FC5-86AE-919BDF0F9419}">
      <table:first-row table:style-name="a392" table:paragraph-style-name=""/>
      <table:last-row table:style-name="a393" table:paragraph-style-name=""/>
      <table:first-column table:style-name="a394" table:paragraph-style-name=""/>
      <table:body table:style-name="a390" table:paragraph-style-name=""/>
      <table:even-rows table:style-name="a391" table:paragraph-style-name=""/>
    </table:table-template>
    <table:table-template table:name="{C7B018BB-80A7-4F77-B60F-C8B233D01FF8}">
      <table:first-row table:style-name="a397" table:paragraph-style-name=""/>
      <table:last-row table:style-name="a398" table:paragraph-style-name=""/>
      <table:first-column table:style-name="a399" table:paragraph-style-name=""/>
      <table:body table:style-name="a395" table:paragraph-style-name=""/>
      <table:even-rows table:style-name="a396" table:paragraph-style-name=""/>
    </table:table-template>
    <table:table-template table:name="{EEE7283C-3CF3-47DC-8721-378D4A62B228}">
      <table:first-row table:style-name="a402" table:paragraph-style-name=""/>
      <table:last-row table:style-name="a403" table:paragraph-style-name=""/>
      <table:first-column table:style-name="a404" table:paragraph-style-name=""/>
      <table:body table:style-name="a400" table:paragraph-style-name=""/>
      <table:even-rows table:style-name="a401" table:paragraph-style-name=""/>
    </table:table-template>
    <table:table-template table:name="{CF821DB8-F4EB-4A41-A1BA-3FCAFE7338EE}">
      <table:first-row table:style-name="a407" table:paragraph-style-name=""/>
      <table:last-row table:style-name="a408" table:paragraph-style-name=""/>
      <table:first-column table:style-name="a409" table:paragraph-style-name=""/>
      <table:body table:style-name="a405" table:paragraph-style-name=""/>
      <table:even-rows table:style-name="a406" table:paragraph-style-name=""/>
    </table:table-template>
    <table:table-template table:name="{33BA23B1-9221-436E-865A-0063620EA4FD}">
      <table:first-row table:style-name="a412" table:paragraph-style-name=""/>
      <table:last-row table:style-name="a413" table:paragraph-style-name=""/>
      <table:first-column table:style-name="a414" table:paragraph-style-name=""/>
      <table:body table:style-name="a410" table:paragraph-style-name=""/>
      <table:even-rows table:style-name="a411" table:paragraph-style-name=""/>
    </table:table-template>
  </office:styles>
  <office:automatic-styles>
    <style:page-layout style:name="pageLayout1">
      <style:page-layout-properties fo:page-width="11.01389in" fo:page-height="8.26389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2.50394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47244in" fo:margin-right="0in" fo:text-indent="-0.35433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9955in" fo:margin-right="0in" fo:text-indent="-0.404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47244in" fo:margin-right="0in" fo:text-indent="-0.35433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1.52231in" fo:margin-right="0in" fo:text-indent="-0.419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.03149in" fo:margin-right="0in" fo:text-indent="-0.3779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000000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-0.0001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71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6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11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74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99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6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15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77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9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52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6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55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2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4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2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27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52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2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80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2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279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15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25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8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8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0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0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8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3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4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16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143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168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80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46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83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37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49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5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7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102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5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05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82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43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5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332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108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26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85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46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1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88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49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4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1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243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31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71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2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3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4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5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7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.11811in" text:min-label-width="0.35433in"/>
        <style:text-properties fo:color="#000000" fo:font-size="45%"/>
      </text:list-level-style-bullet>
    </text:list-style>
    <text:list-style style:name="a6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46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174">
      <text:list-level-style-bullet text:level="1" text:bullet-char="">
        <style:list-level-properties text:space-before="0.05249in" text:min-label-width="0.41995in"/>
        <style:text-properties fo:color="#000000" fo:font-family="Wingdings" fo:font-size="45%"/>
      </text:list-level-style-bullet>
      <text:list-level-style-bullet text:level="2" text:bullet-char="">
        <style:list-level-properties text:space-before="0.57555in" text:min-label-width="0.41995in"/>
        <style:text-properties fo:color="#000000" fo:font-family="Wingdings" fo:font-size="45%"/>
      </text:list-level-style-bullet>
      <text:list-level-style-bullet text:level="3" text:bullet-char="">
        <style:list-level-properties text:space-before="1.10236in" text:min-label-width="0.41995in"/>
        <style:text-properties fo:color="#000000" fo:font-family="Wingdings" fo:font-size="45%"/>
      </text:list-level-style-bullet>
      <text:list-level-style-bullet text:level="4" text:bullet-char="">
        <style:list-level-properties text:space-before="1.61155in" text:min-label-width="0.41995in"/>
        <style:text-properties fo:color="#000000" fo:font-family="Wingdings" fo:font-size="45%"/>
      </text:list-level-style-bullet>
      <text:list-level-style-bullet text:level="5" text:bullet-char="">
        <style:list-level-properties text:space-before="2.08399in" text:min-label-width="0.41995in"/>
        <style:text-properties fo:color="#000000" fo:font-family="Wingdings" fo:font-size="45%"/>
      </text:list-level-style-bullet>
      <text:list-level-style-bullet text:level="6" text:bullet-char="">
        <style:list-level-properties text:space-before="2.55643in" text:min-label-width="0.41995in"/>
        <style:text-properties fo:color="#000000" fo:font-family="Wingdings" fo:font-size="45%"/>
      </text:list-level-style-bullet>
      <text:list-level-style-bullet text:level="7" text:bullet-char="">
        <style:list-level-properties text:space-before="3.02887in" text:min-label-width="0.419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419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41995in"/>
        <style:text-properties fo:color="#000000" fo:font-family="Wingdings" fo:font-size="45%"/>
      </text:list-level-style-bullet>
    </text:list-style>
    <text:list-style style:name="a9">
      <text:list-level-style-bullet text:level="1" text:bullet-char="">
        <style:list-level-properties text:space-before="0.06749in" text:min-label-width="0.40495in"/>
        <style:text-properties fo:color="#000000" fo:font-family="Wingdings" fo:font-size="75%"/>
      </text:list-level-style-bullet>
      <text:list-level-style-bullet text:level="2" text:bullet-char="">
        <style:list-level-properties text:space-before="0.59055in" text:min-label-width="0.40495in"/>
        <style:text-properties fo:color="#000000" fo:font-family="Wingdings" fo:font-size="75%"/>
      </text:list-level-style-bullet>
      <text:list-level-style-bullet text:level="3" text:bullet-char="">
        <style:list-level-properties text:space-before="1.11736in" text:min-label-width="0.40495in"/>
        <style:text-properties fo:color="#000000" fo:font-family="Wingdings" fo:font-size="75%"/>
      </text:list-level-style-bullet>
      <text:list-level-style-bullet text:level="4" text:bullet-char="">
        <style:list-level-properties text:space-before="1.62655in" text:min-label-width="0.40495in"/>
        <style:text-properties fo:color="#000000" fo:font-family="Wingdings" fo:font-size="75%"/>
      </text:list-level-style-bullet>
      <text:list-level-style-bullet text:level="5" text:bullet-char="">
        <style:list-level-properties text:space-before="2.09899in" text:min-label-width="0.40495in"/>
        <style:text-properties fo:color="#000000" fo:font-family="Wingdings" fo:font-size="75%"/>
      </text:list-level-style-bullet>
      <text:list-level-style-bullet text:level="6" text:bullet-char="">
        <style:list-level-properties text:space-before="2.57143in" text:min-label-width="0.40495in"/>
        <style:text-properties fo:color="#000000" fo:font-family="Wingdings" fo:font-size="75%"/>
      </text:list-level-style-bullet>
      <text:list-level-style-bullet text:level="7" text:bullet-char="">
        <style:list-level-properties text:space-before="3.04387in" text:min-label-width="0.404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404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40495in"/>
        <style:text-properties fo:color="#000000" fo:font-family="Wingdings" fo:font-size="75%"/>
      </text:list-level-style-bullet>
    </text:list-style>
    <text:list-style style:name="a22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249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77">
      <text:list-level-style-bullet text:level="1" text:bullet-char="">
        <style:list-level-properties text:space-before="0.09449in" text:min-label-width="0.37795in"/>
        <style:text-properties fo:color="#000000" fo:font-family="Wingdings" fo:font-size="7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7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7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7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7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7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7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7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75%"/>
      </text:list-level-style-bullet>
    </text:list-style>
    <text:list-style style:name="a152">
      <text:list-level-style-bullet text:level="1" text:bullet-char="">
        <style:list-level-properties text:space-before="0.09449in" text:min-label-width="0.37795in"/>
        <style:text-properties fo:color="#000000" fo:font-family="Wingdings" fo:font-size="45%"/>
      </text:list-level-style-bullet>
      <text:list-level-style-bullet text:level="2" text:bullet-char="">
        <style:list-level-properties text:space-before="0.61755in" text:min-label-width="0.37795in"/>
        <style:text-properties fo:color="#000000" fo:font-family="Wingdings" fo:font-size="45%"/>
      </text:list-level-style-bullet>
      <text:list-level-style-bullet text:level="3" text:bullet-char="">
        <style:list-level-properties text:space-before="1.14436in" text:min-label-width="0.37795in"/>
        <style:text-properties fo:color="#000000" fo:font-family="Wingdings" fo:font-size="45%"/>
      </text:list-level-style-bullet>
      <text:list-level-style-bullet text:level="4" text:bullet-char="">
        <style:list-level-properties text:space-before="1.65354in" text:min-label-width="0.37795in"/>
        <style:text-properties fo:color="#000000" fo:font-family="Wingdings" fo:font-size="45%"/>
      </text:list-level-style-bullet>
      <text:list-level-style-bullet text:level="5" text:bullet-char="">
        <style:list-level-properties text:space-before="2.12598in" text:min-label-width="0.37795in"/>
        <style:text-properties fo:color="#000000" fo:font-family="Wingdings" fo:font-size="45%"/>
      </text:list-level-style-bullet>
      <text:list-level-style-bullet text:level="6" text:bullet-char="">
        <style:list-level-properties text:space-before="2.59842in" text:min-label-width="0.37795in"/>
        <style:text-properties fo:color="#000000" fo:font-family="Wingdings" fo:font-size="45%"/>
      </text:list-level-style-bullet>
      <text:list-level-style-bullet text:level="7" text:bullet-char="">
        <style:list-level-properties text:space-before="3.07087in" text:min-label-width="0.37795in"/>
        <style:text-properties fo:color="#000000" fo:font-family="Wingdings" fo:font-size="45%"/>
      </text:list-level-style-bullet>
      <text:list-level-style-bullet text:level="8" text:bullet-char="">
        <style:list-level-properties text:space-before="0in" text:min-label-width="0.37795in"/>
        <style:text-properties fo:color="#000000" fo:font-family="Wingdings" fo:font-size="45%"/>
      </text:list-level-style-bullet>
      <text:list-level-style-bullet text:level="9" text:bullet-char="">
        <style:list-level-properties text:space-before="0in" text:min-label-width="0.37795in"/>
        <style:text-properties fo:color="#000000" fo:font-family="Wingdings" fo:font-size="45%"/>
      </text:list-level-style-bullet>
    </text:list-style>
    <text:list-style style:name="a204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  <text:list-style style:name="a380">
      <text:list-level-style-bullet text:level="1" text:bullet-char="●">
        <style:list-level-properties text:space-before="0.11811in" text:min-label-width="0.35433in"/>
        <style:text-properties fo:color="#000000" fo:font-size="45%"/>
      </text:list-level-style-bullet>
      <text:list-level-style-bullet text:level="2" text:bullet-char="●">
        <style:list-level-properties text:space-before="0.64117in" text:min-label-width="0.35433in"/>
        <style:text-properties fo:color="#000000" fo:font-size="45%"/>
      </text:list-level-style-bullet>
      <text:list-level-style-bullet text:level="3" text:bullet-char="●">
        <style:list-level-properties text:space-before="1.16798in" text:min-label-width="0.35433in"/>
        <style:text-properties fo:color="#000000" fo:font-size="45%"/>
      </text:list-level-style-bullet>
      <text:list-level-style-bullet text:level="4" text:bullet-char="●">
        <style:list-level-properties text:space-before="1.67717in" text:min-label-width="0.35433in"/>
        <style:text-properties fo:color="#000000" fo:font-size="45%"/>
      </text:list-level-style-bullet>
      <text:list-level-style-bullet text:level="5" text:bullet-char="●">
        <style:list-level-properties text:space-before="2.14961in" text:min-label-width="0.35433in"/>
        <style:text-properties fo:color="#000000" fo:font-size="45%"/>
      </text:list-level-style-bullet>
      <text:list-level-style-bullet text:level="6" text:bullet-char="●">
        <style:list-level-properties text:space-before="2.62205in" text:min-label-width="0.35433in"/>
        <style:text-properties fo:color="#000000" fo:font-size="45%"/>
      </text:list-level-style-bullet>
      <text:list-level-style-bullet text:level="7" text:bullet-char="●">
        <style:list-level-properties text:space-before="3.09449in" text:min-label-width="0.35433in"/>
        <style:text-properties fo:color="#000000" fo:font-size="45%"/>
      </text:list-level-style-bullet>
      <text:list-level-style-bullet text:level="8" text:bullet-char="●">
        <style:list-level-properties text:space-before="0in" text:min-label-width="0.35433in"/>
        <style:text-properties fo:color="#000000" fo:font-size="45%"/>
      </text:list-level-style-bullet>
      <text:list-level-style-bullet text:level="9" text:bullet-char="●">
        <style:list-level-properties text:space-before="0in" text:min-label-width="0.35433in"/>
        <style:text-properties fo:color="#000000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Text" svg:x="0.55069in" svg:y="0.11095in" svg:width="9.9125in" svg:height="1.81729in" presentation:class="title" presentation:placeholder="false">
        <draw:text-box>
          <text:p text:style-name="a2" text:class-names="" text:cond-style-name=""><text:span text:style-name="a1" text:class-names="">Title Text</text:span></text:p>
        </draw:text-box>
        <svg:title/>
        <svg:desc/>
      </draw:frame>
      <draw:frame draw:id="id1" presentation:style-name="a19" draw:name="Body Level One…" svg:x="0.55069in" svg:y="1.92824in" svg:width="9.9125in" svg:height="6.335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Body Level On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Body Level Tw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" svg:x="5.32338in" svg:y="7.6594in" svg:width="2.56991in" svg:height="0.44445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presentation:notes style:page-layout-name="pageLayout2" draw:style-name="a27">
        <draw:page-thumbnail svg:x="1.25in" svg:y="0.75in" svg:width="5in" svg:height="3.75in" presentation:class="page" draw:id="id3" presentation:style-name="a23" draw:name="Shape 130">
          <svg:title/>
          <svg:desc/>
        </draw:page-thumbnail>
        <draw:frame draw:id="id4" presentation:style-name="a26" draw:name="Shape 131" svg:x="1in" svg:y="4.75in" svg:width="5.5in" svg:height="4.5in" presentation:class="notes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</presentation:notes>
    </style:master-page>
    <style:master-page style:name="Master1-Layout1-tx-Blank-Slide" style:page-layout-name="pageLayout1" draw:style-name="a28">
      <draw:frame draw:id="id5" presentation:style-name="a31" draw:name="Slide Number" svg:x="5.32338in" svg:y="7.6594in" svg:width="2.56991in" svg:height="0.44445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36">
        <draw:page-thumbnail svg:x="1.25in" svg:y="0.75in" svg:width="5in" svg:height="3.75in" presentation:class="page" draw:id="id3" presentation:style-name="a32" draw:name="Shape 130">
          <svg:title/>
          <svg:desc/>
        </draw:page-thumbnail>
        <draw:frame draw:id="id4" presentation:style-name="a35" draw:name="Shape 131" svg:x="1in" svg:y="4.75in" svg:width="5.5in" svg:height="4.5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37">
      <draw:frame draw:id="id6" presentation:style-name="a40" draw:name="Title Text" svg:x="0.55118in" svg:y="0.32953in" svg:width="9.92087in" svg:height="1.38031in" presentation:class="title" presentation:placeholder="false">
        <draw:text-box>
          <text:p text:style-name="a39" text:class-names="" text:cond-style-name=""><text:span text:style-name="a38" text:class-names="">Title Text</text:span></text:p>
        </draw:text-box>
        <svg:title/>
        <svg:desc/>
      </draw:frame>
      <draw:frame draw:id="id7" presentation:style-name="a56" draw:name="Body Level One…" svg:x="0.55118in" svg:y="1.93465in" svg:width="9.92087in" svg:height="4.79488in" presentation:class="outline" presentation:placeholder="false">
        <draw:text-box>
          <text:list text:style-name="a43">
            <text:list-item>
              <text:p text:style-name="a42" text:class-names="" text:cond-style-name=""><text:span text:style-name="a41" text:class-names="">Body Level One</text:span></text:p>
            </text:list-item>
          </text:list>
          <text:list text:style-name="a46">
            <text:list-item>
              <text:list text:style-name="a46">
                <text:list-item>
                  <text:p text:style-name="a45" text:class-names="" text:cond-style-name=""><text:span text:style-name="a44" text:class-names="">Body Level Two</text:span></text:p>
                </text:list-item>
              </text:list>
            </text:list-item>
          </text:list>
          <text:list text:style-name="a49">
            <text:list-item>
              <text:list text:style-name="a49">
                <text:list-item>
                  <text:list text:style-name="a49">
                    <text:list-item>
                      <text:p text:style-name="a48" text:class-names="" text:cond-style-name=""><text:span text:style-name="a47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list text:style-name="a52">
                        <text:list-item>
                          <text:p text:style-name="a51" text:class-names="" text:cond-style-name=""><text:span text:style-name="a50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list text:style-name="a55">
                            <text:list-item>
                              <text:p text:style-name="a54" text:class-names="" text:cond-style-name=""><text:span text:style-name="a53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59" draw:name="Slide Number" svg:x="5.32338in" svg:y="7.6594in" svg:width="2.56991in" svg:height="0.44445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page-thumbnail svg:x="1.25in" svg:y="0.75in" svg:width="5in" svg:height="3.75in" presentation:class="page" draw:id="id3" presentation:style-name="a60" draw:name="Shape 130">
          <svg:title/>
          <svg:desc/>
        </draw:page-thumbnail>
        <draw:frame draw:id="id4" presentation:style-name="a63" draw:name="Shape 131" svg:x="1in" svg:y="4.75in" svg:width="5.5in" svg:height="4.5in" presentation:class="notes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</presentation:notes>
    </style:master-page>
    <style:master-page style:name="Master1-Layout3-tx-Title,-Content" style:page-layout-name="pageLayout1" draw:style-name="a65">
      <draw:frame draw:id="id9" presentation:style-name="a68" draw:name="Title Text" svg:x="0.55118in" svg:y="0.32953in" svg:width="9.92087in" svg:height="1.38031in" presentation:class="title" presentation:placeholder="false">
        <draw:text-box>
          <text:p text:style-name="a67" text:class-names="" text:cond-style-name=""><text:span text:style-name="a66" text:class-names="">Title Text</text:span></text:p>
        </draw:text-box>
        <svg:title/>
        <svg:desc/>
      </draw:frame>
      <draw:frame draw:id="id10" presentation:style-name="a84" draw:name="Body Level One…" svg:x="0.55118in" svg:y="1.93465in" svg:width="9.92087in" svg:height="4.79488in" presentation:class="outline" presentation:placeholder="false">
        <draw:text-box>
          <text:list text:style-name="a71">
            <text:list-item>
              <text:p text:style-name="a70" text:class-names="" text:cond-style-name=""><text:span text:style-name="a69" text:class-names="">Body Level On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Body Level Two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list text:style-name="a83">
                            <text:list-item>
                              <text:p text:style-name="a82" text:class-names="" text:cond-style-name=""><text:span text:style-name="a81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87" draw:name="Slide Number" svg:x="5.32338in" svg:y="7.6594in" svg:width="2.56991in" svg:height="0.44445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92">
        <draw:page-thumbnail svg:x="1.25in" svg:y="0.75in" svg:width="5in" svg:height="3.75in" presentation:class="page" draw:id="id3" presentation:style-name="a88" draw:name="Shape 130">
          <svg:title/>
          <svg:desc/>
        </draw:page-thumbnail>
        <draw:frame draw:id="id4" presentation:style-name="a91" draw:name="Shape 131" svg:x="1in" svg:y="4.75in" svg:width="5.5in" svg:height="4.5in" presentation:class="notes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</presentation:notes>
    </style:master-page>
    <style:master-page style:name="Master1-Layout4-tx-Title,-2-Content" style:page-layout-name="pageLayout1" draw:style-name="a93">
      <draw:frame draw:id="id12" presentation:style-name="a96" draw:name="Title Text" svg:x="0.55118in" svg:y="0.32953in" svg:width="9.92087in" svg:height="1.38031in" presentation:class="title" presentation:placeholder="false">
        <draw:text-box>
          <text:p text:style-name="a95" text:class-names="" text:cond-style-name=""><text:span text:style-name="a94" text:class-names="">Title Text</text:span></text:p>
        </draw:text-box>
        <svg:title/>
        <svg:desc/>
      </draw:frame>
      <draw:frame draw:id="id13" presentation:style-name="a112" draw:name="Body Level One…" svg:x="0.55118in" svg:y="1.93465in" svg:width="4.84134in" svg:height="4.79488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Body Level One</text:span></text:p>
            </text:list-item>
          </text:list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Body Level Two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9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116" draw:name="PlaceHolder 3" svg:x="5.63504in" svg:y="1.93465in" svg:width="4.84134in" svg:height="4.79488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/></text:p>
            </text:list-item>
          </text:list>
        </draw:text-box>
        <svg:title/>
        <svg:desc/>
      </draw:frame>
      <draw:frame draw:id="id15" presentation:style-name="a119" draw:name="Slide Number" svg:x="5.32338in" svg:y="7.6594in" svg:width="2.56991in" svg:height="0.44445in" presentation:class="page-number" presentation:placeholder="false">
        <draw:text-box>
          <text:p text:style-name="a118" text:class-names="" text:cond-style-name=""><text:span text:style-name="a117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5in" svg:y="0.75in" svg:width="5in" svg:height="3.75in" presentation:class="page" draw:id="id3" presentation:style-name="a120" draw:name="Shape 130">
          <svg:title/>
          <svg:desc/>
        </draw:page-thumbnail>
        <draw:frame draw:id="id4" presentation:style-name="a123" draw:name="Shape 131" svg:x="1in" svg:y="4.75in" svg:width="5.5in" svg:height="4.5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</presentation:notes>
    </style:master-page>
    <style:master-page style:name="Master1-Layout5-tx-Title-Only" style:page-layout-name="pageLayout1" draw:style-name="a125">
      <draw:frame draw:id="id16" presentation:style-name="a128" draw:name="Title Text" svg:x="0.55118in" svg:y="0.32953in" svg:width="9.92087in" svg:height="1.38031in" presentation:class="title" presentation:placeholder="false">
        <draw:text-box>
          <text:p text:style-name="a127" text:class-names="" text:cond-style-name=""><text:span text:style-name="a126" text:class-names="">Title Text</text:span></text:p>
        </draw:text-box>
        <svg:title/>
        <svg:desc/>
      </draw:frame>
      <draw:frame draw:id="id17" presentation:style-name="a131" draw:name="Slide Number" svg:x="5.32338in" svg:y="7.6594in" svg:width="2.56991in" svg:height="0.44445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page-thumbnail svg:x="1.25in" svg:y="0.75in" svg:width="5in" svg:height="3.75in" presentation:class="page" draw:id="id3" presentation:style-name="a132" draw:name="Shape 130">
          <svg:title/>
          <svg:desc/>
        </draw:page-thumbnail>
        <draw:frame draw:id="id4" presentation:style-name="a135" draw:name="Shape 131" svg:x="1in" svg:y="4.75in" svg:width="5.5in" svg:height="4.5in" presentation:class="notes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</presentation:notes>
    </style:master-page>
    <style:master-page style:name="Master1-Layout6-tx-Centered-Text" style:page-layout-name="pageLayout1" draw:style-name="a137">
      <draw:frame draw:id="id18" presentation:style-name="a153" draw:name="Body Level One…" svg:x="0.55118in" svg:y="0.32953in" svg:width="9.92087in" svg:height="6.3996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Body Level One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Body Level Two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50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56" draw:name="Slide Number" svg:x="5.32338in" svg:y="7.6594in" svg:width="2.56991in" svg:height="0.44445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5in" svg:y="0.75in" svg:width="5in" svg:height="3.75in" presentation:class="page" draw:id="id3" presentation:style-name="a157" draw:name="Shape 130">
          <svg:title/>
          <svg:desc/>
        </draw:page-thumbnail>
        <draw:frame draw:id="id4" presentation:style-name="a160" draw:name="Shape 131" svg:x="1in" svg:y="4.75in" svg:width="5.5in" svg:height="4.5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</presentation:notes>
    </style:master-page>
    <style:master-page style:name="Master1-Layout7-tx-Title,-2-Content-and-Content" style:page-layout-name="pageLayout1" draw:style-name="a162">
      <draw:frame draw:id="id20" presentation:style-name="a165" draw:name="Title Text" svg:x="0.55118in" svg:y="0.32953in" svg:width="9.92087in" svg:height="1.38031in" presentation:class="title" presentation:placeholder="false">
        <draw:text-box>
          <text:p text:style-name="a164" text:class-names="" text:cond-style-name=""><text:span text:style-name="a163" text:class-names="">Title Text</text:span></text:p>
        </draw:text-box>
        <svg:title/>
        <svg:desc/>
      </draw:frame>
      <draw:frame draw:id="id21" presentation:style-name="a181" draw:name="Body Level One…" svg:x="0.55118in" svg:y="1.93465in" svg:width="4.84134in" svg:height="2.2870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Body Level On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Body Level Two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4.79488in" draw:id="id22" draw:style-name="a185" draw:name="PlaceHolder 3">
        <svg:title/>
        <svg:desc/>
        <text:list text:style-name="a184">
          <text:list-item>
            <text:p text:style-name="a183" text:class-names="" text:cond-style-name=""><text:span text:style-name="a18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89" draw:name="PlaceHolder 4" svg:x="0.55118in" svg:y="4.43937in" svg:width="4.84134in" svg:height="2.2870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</draw:text-box>
        <svg:title/>
        <svg:desc/>
      </draw:frame>
      <draw:frame draw:id="id24" presentation:style-name="a192" draw:name="Slide Number" svg:x="5.32338in" svg:y="7.6594in" svg:width="2.56991in" svg:height="0.44445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197">
        <draw:page-thumbnail svg:x="1.25in" svg:y="0.75in" svg:width="5in" svg:height="3.75in" presentation:class="page" draw:id="id3" presentation:style-name="a193" draw:name="Shape 130">
          <svg:title/>
          <svg:desc/>
        </draw:page-thumbnail>
        <draw:frame draw:id="id4" presentation:style-name="a196" draw:name="Shape 131" svg:x="1in" svg:y="4.75in" svg:width="5.5in" svg:height="4.5in" presentation:class="notes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</presentation:notes>
    </style:master-page>
    <style:master-page style:name="Master1-Layout8-tx-Title-Content-and-2-Content" style:page-layout-name="pageLayout1" draw:style-name="a198">
      <draw:frame draw:id="id25" presentation:style-name="a201" draw:name="Title Text" svg:x="0.55118in" svg:y="0.32953in" svg:width="9.92087in" svg:height="1.38031in" presentation:class="title" presentation:placeholder="false">
        <draw:text-box>
          <text:p text:style-name="a200" text:class-names="" text:cond-style-name=""><text:span text:style-name="a199" text:class-names="">Title Text</text:span></text:p>
        </draw:text-box>
        <svg:title/>
        <svg:desc/>
      </draw:frame>
      <draw:frame draw:id="id26" presentation:style-name="a217" draw:name="Body Level One…" svg:x="0.55118in" svg:y="1.93465in" svg:width="4.84134in" svg:height="4.7948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Body Level One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Body Level Two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4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27" draw:style-name="a221" draw:name="PlaceHolder 3">
        <svg:title/>
        <svg:desc/>
        <text:list text:style-name="a220">
          <text:list-item>
            <text:p text:style-name="a219" text:class-names="" text:cond-style-name=""><text:span text:style-name="a218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225" draw:name="PlaceHolder 4" svg:x="5.63504in" svg:y="4.43937in" svg:width="4.84134in" svg:height="2.28701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/></text:p>
            </text:list-item>
          </text:list>
        </draw:text-box>
        <svg:title/>
        <svg:desc/>
      </draw:frame>
      <draw:frame draw:id="id29" presentation:style-name="a228" draw:name="Slide Number" svg:x="5.32338in" svg:y="7.6594in" svg:width="2.56991in" svg:height="0.44445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page-thumbnail svg:x="1.25in" svg:y="0.75in" svg:width="5in" svg:height="3.75in" presentation:class="page" draw:id="id3" presentation:style-name="a229" draw:name="Shape 130">
          <svg:title/>
          <svg:desc/>
        </draw:page-thumbnail>
        <draw:frame draw:id="id4" presentation:style-name="a232" draw:name="Shape 131" svg:x="1in" svg:y="4.75in" svg:width="5.5in" svg:height="4.5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</presentation:notes>
    </style:master-page>
    <style:master-page style:name="Master1-Layout9-tx-Title,-2-Content-over-Content" style:page-layout-name="pageLayout1" draw:style-name="a234">
      <draw:frame draw:id="id30" presentation:style-name="a237" draw:name="Title Text" svg:x="0.55118in" svg:y="0.32953in" svg:width="9.92087in" svg:height="1.38031in" presentation:class="title" presentation:placeholder="false">
        <draw:text-box>
          <text:p text:style-name="a236" text:class-names="" text:cond-style-name=""><text:span text:style-name="a235" text:class-names="">Title Text</text:span></text:p>
        </draw:text-box>
        <svg:title/>
        <svg:desc/>
      </draw:frame>
      <draw:frame draw:id="id31" presentation:style-name="a253" draw:name="Body Level One…" svg:x="0.55118in" svg:y="1.93465in" svg:width="4.84134in" svg:height="2.28701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Body Level One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Body Level Two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32" draw:style-name="a257" draw:name="PlaceHolder 3">
        <svg:title/>
        <svg:desc/>
        <text:list text:style-name="a256">
          <text:list-item>
            <text:p text:style-name="a255" text:class-names="" text:cond-style-name=""><text:span text:style-name="a254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61" draw:name="PlaceHolder 4" svg:x="0.55118in" svg:y="4.43937in" svg:width="9.92087in" svg:height="2.28701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/></text:p>
            </text:list-item>
          </text:list>
        </draw:text-box>
        <svg:title/>
        <svg:desc/>
      </draw:frame>
      <draw:frame draw:id="id34" presentation:style-name="a264" draw:name="Slide Number" svg:x="5.32338in" svg:y="7.6594in" svg:width="2.56991in" svg:height="0.44445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page-thumbnail svg:x="1.25in" svg:y="0.75in" svg:width="5in" svg:height="3.75in" presentation:class="page" draw:id="id3" presentation:style-name="a265" draw:name="Shape 130">
          <svg:title/>
          <svg:desc/>
        </draw:page-thumbnail>
        <draw:frame draw:id="id4" presentation:style-name="a268" draw:name="Shape 131" svg:x="1in" svg:y="4.75in" svg:width="5.5in" svg:height="4.5in" presentation:class="notes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</presentation:notes>
    </style:master-page>
    <style:master-page style:name="Master1-Layout10-tx-Title,-Content-over-Content" style:page-layout-name="pageLayout1" draw:style-name="a270">
      <draw:frame draw:id="id35" presentation:style-name="a273" draw:name="Title Text" svg:x="0.55118in" svg:y="0.32953in" svg:width="9.92087in" svg:height="1.38031in" presentation:class="title" presentation:placeholder="false">
        <draw:text-box>
          <text:p text:style-name="a272" text:class-names="" text:cond-style-name=""><text:span text:style-name="a271" text:class-names="">Title Text</text:span></text:p>
        </draw:text-box>
        <svg:title/>
        <svg:desc/>
      </draw:frame>
      <draw:frame draw:id="id36" presentation:style-name="a289" draw:name="Body Level One…" svg:x="0.55118in" svg:y="1.93465in" svg:width="9.92087in" svg:height="2.2870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Body Level One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Body Level Two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3" draw:name="PlaceHolder 3" svg:x="0.55118in" svg:y="4.43937in" svg:width="9.92087in" svg:height="2.28701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38" presentation:style-name="a296" draw:name="Slide Number" svg:x="5.32338in" svg:y="7.6594in" svg:width="2.56991in" svg:height="0.44445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presentation:notes style:page-layout-name="pageLayout2" draw:style-name="a301">
        <draw:page-thumbnail svg:x="1.25in" svg:y="0.75in" svg:width="5in" svg:height="3.75in" presentation:class="page" draw:id="id3" presentation:style-name="a297" draw:name="Shape 130">
          <svg:title/>
          <svg:desc/>
        </draw:page-thumbnail>
        <draw:frame draw:id="id4" presentation:style-name="a300" draw:name="Shape 131" svg:x="1in" svg:y="4.75in" svg:width="5.5in" svg:height="4.5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</presentation:notes>
    </style:master-page>
    <style:master-page style:name="Master1-Layout11-tx-Title,-4-Content" style:page-layout-name="pageLayout1" draw:style-name="a302">
      <draw:frame draw:id="id39" presentation:style-name="a305" draw:name="Title Text" svg:x="0.55118in" svg:y="0.32953in" svg:width="9.92087in" svg:height="1.38031in" presentation:class="title" presentation:placeholder="false">
        <draw:text-box>
          <text:p text:style-name="a304" text:class-names="" text:cond-style-name=""><text:span text:style-name="a303" text:class-names="">Title Text</text:span></text:p>
        </draw:text-box>
        <svg:title/>
        <svg:desc/>
      </draw:frame>
      <draw:frame draw:id="id40" presentation:style-name="a321" draw:name="Body Level One…" svg:x="0.55118in" svg:y="1.93465in" svg:width="4.84134in" svg:height="2.2870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Body Level One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Body Level Two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5.63504in" svg:y="1.93465in" svg:width="4.84134in" svg:height="2.28701in" draw:id="id41" draw:style-name="a325" draw:name="PlaceHolder 3">
        <svg:title/>
        <svg:desc/>
        <text:list text:style-name="a324">
          <text:list-item>
            <text:p text:style-name="a323" text:class-names="" text:cond-style-name=""><text:span text:style-name="a32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4.43937in" svg:width="4.84134in" svg:height="2.28701in" draw:id="id42" draw:style-name="a329" draw:name="PlaceHolder 4">
        <svg:title/>
        <svg:desc/>
        <text:list text:style-name="a328">
          <text:list-item>
            <text:p text:style-name="a327" text:class-names="" text:cond-style-name=""><text:span text:style-name="a326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333" draw:name="PlaceHolder 5" svg:x="5.63504in" svg:y="4.43937in" svg:width="4.84134in" svg:height="2.2870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/></text:p>
            </text:list-item>
          </text:list>
        </draw:text-box>
        <svg:title/>
        <svg:desc/>
      </draw:frame>
      <draw:frame draw:id="id44" presentation:style-name="a336" draw:name="Slide Number" svg:x="5.32338in" svg:y="7.6594in" svg:width="2.56991in" svg:height="0.44445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5in" svg:y="0.75in" svg:width="5in" svg:height="3.75in" presentation:class="page" draw:id="id3" presentation:style-name="a337" draw:name="Shape 130">
          <svg:title/>
          <svg:desc/>
        </draw:page-thumbnail>
        <draw:frame draw:id="id4" presentation:style-name="a340" draw:name="Shape 131" svg:x="1in" svg:y="4.75in" svg:width="5.5in" svg:height="4.5in" presentation:class="notes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</presentation:notes>
    </style:master-page>
    <style:master-page style:name="Master1-Layout12-tx-Title,-6-Content" style:page-layout-name="pageLayout1" draw:style-name="a342">
      <draw:frame draw:id="id45" presentation:style-name="a345" draw:name="Title Text" svg:x="0.55118in" svg:y="0.32953in" svg:width="9.92087in" svg:height="1.38031in" presentation:class="title" presentation:placeholder="false">
        <draw:text-box>
          <text:p text:style-name="a344" text:class-names="" text:cond-style-name=""><text:span text:style-name="a343" text:class-names="">Title Text</text:span></text:p>
        </draw:text-box>
        <svg:title/>
        <svg:desc/>
      </draw:frame>
      <draw:frame draw:id="id46" presentation:style-name="a361" draw:name="Body Level One…" svg:x="0.55118in" svg:y="1.93465in" svg:width="3.1941in" svg:height="2.28701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Body Level One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Body Level Two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3.90551in" svg:y="1.93465in" svg:width="3.1941in" svg:height="2.28701in" draw:id="id47" draw:style-name="a365" draw:name="PlaceHolder 3">
        <svg:title/>
        <svg:desc/>
        <text:list text:style-name="a364">
          <text:list-item>
            <text:p text:style-name="a363" text:class-names="" text:cond-style-name=""><text:span text:style-name="a362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7.25945in" svg:y="1.93465in" svg:width="3.1941in" svg:height="2.28701in" draw:id="id48" draw:style-name="a369" draw:name="PlaceHolder 4">
        <svg:title/>
        <svg:desc/>
        <text:list text:style-name="a368">
          <text:list-item>
            <text:p text:style-name="a367" text:class-names="" text:cond-style-name=""><text:span text:style-name="a366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0.55118in" svg:y="4.43937in" svg:width="3.1941in" svg:height="2.28701in" draw:id="id49" draw:style-name="a373" draw:name="PlaceHolder 5">
        <svg:title/>
        <svg:desc/>
        <text:list text:style-name="a372">
          <text:list-item>
            <text:p text:style-name="a371" text:class-names="" text:cond-style-name=""><text:span text:style-name="a370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custom-shape svg:x="3.90551in" svg:y="4.43937in" svg:width="3.1941in" svg:height="2.28701in" draw:id="id50" draw:style-name="a377" draw:name="PlaceHolder 6">
        <svg:title/>
        <svg:desc/>
        <text:list text:style-name="a376">
          <text:list-item>
            <text:p text:style-name="a375" text:class-names="" text:cond-style-name=""><text:span text:style-name="a374" text:class-names=""/></text:p>
          </text:list-item>
        </text:list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81" draw:name="PlaceHolder 7" svg:x="7.25945in" svg:y="4.43937in" svg:width="3.1941in" svg:height="2.28701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8" text:class-names=""/></text:p>
            </text:list-item>
          </text:list>
        </draw:text-box>
        <svg:title/>
        <svg:desc/>
      </draw:frame>
      <draw:frame draw:id="id52" presentation:style-name="a384" draw:name="Slide Number" svg:x="5.32338in" svg:y="7.6594in" svg:width="2.56991in" svg:height="0.44445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page-thumbnail svg:x="1.25in" svg:y="0.75in" svg:width="5in" svg:height="3.75in" presentation:class="page" draw:id="id3" presentation:style-name="a385" draw:name="Shape 130">
          <svg:title/>
          <svg:desc/>
        </draw:page-thumbnail>
        <draw:frame draw:id="id4" presentation:style-name="a388" draw:name="Shape 131" svg:x="1in" svg:y="4.75in" svg:width="5.5in" svg:height="4.5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cloudconvert_6</dc:creator>
    <dc:date>2018-05-19T01:56:42Z</dc:date>
    <meta:editing-cycles>1</meta:editing-cycles>
    <meta:editing-duration>PT0S</meta:editing-duration>
    <meta:document-statistic meta:paragraph-count="87" meta:word-count="961"/>
  </office:meta>
</office:document-meta>
</file>